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HK" svg:font-family="'AR PL UKai HK'"/>
    <style:font-face style:name="AR PL UKai TW" svg:font-family="'AR PL UKai TW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  <style:font-face style:name="新宋体" svg:font-family="新宋体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</office:font-face-decls>
  <office:automatic-styles>
    <style:style style:name="P1" style:family="paragraph" style:parent-style-name="Standard">
      <style:paragraph-properties fo:margin-left="2.223cm" fo:margin-right="0cm" fo:text-indent="0cm" style:auto-text-indent="false"/>
      <style:text-properties officeooo:paragraph-rsid="001726b4"/>
    </style:style>
    <style:style style:name="P2" style:family="paragraph" style:parent-style-name="Standard">
      <style:paragraph-properties fo:margin-left="0.741cm" fo:margin-right="0cm" fo:text-indent="0.741cm" style:auto-text-indent="false"/>
      <style:text-properties officeooo:paragraph-rsid="00160bdc"/>
    </style:style>
    <style:style style:name="P3" style:family="paragraph" style:parent-style-name="Standard">
      <style:paragraph-properties fo:margin-left="1.482cm" fo:margin-right="0cm" fo:text-indent="0.741cm" style:auto-text-indent="false"/>
      <style:text-properties officeooo:paragraph-rsid="00160bdc"/>
    </style:style>
    <style:style style:name="P4" style:family="paragraph" style:parent-style-name="Standard">
      <style:paragraph-properties fo:margin-left="1.482cm" fo:margin-right="0cm" fo:text-indent="0.741cm" style:auto-text-indent="false"/>
      <style:text-properties officeooo:paragraph-rsid="001726b4"/>
    </style:style>
    <style:style style:name="P5" style:family="paragraph" style:parent-style-name="Standard">
      <style:paragraph-properties fo:margin-left="0cm" fo:margin-right="0cm" fo:text-indent="0.741cm" style:auto-text-indent="false"/>
      <style:text-properties officeooo:paragraph-rsid="00160bdc"/>
    </style:style>
    <style:style style:name="P6" style:family="paragraph" style:parent-style-name="Standard">
      <style:paragraph-properties fo:margin-left="1.374cm" fo:margin-right="0cm" fo:text-indent="0.741cm" style:auto-text-indent="false"/>
      <style:text-properties officeooo:paragraph-rsid="00160bdc"/>
    </style:style>
    <style:style style:name="P7" style:family="paragraph" style:parent-style-name="Standard">
      <style:paragraph-properties fo:margin-left="1.111cm" fo:margin-right="0cm" fo:text-indent="0.688cm" style:auto-text-indent="false"/>
      <style:text-properties officeooo:paragraph-rsid="00160bdc"/>
    </style:style>
    <style:style style:name="P8" style:family="paragraph" style:parent-style-name="Standard">
      <style:paragraph-properties fo:margin-left="0.37cm" fo:margin-right="0cm" fo:text-indent="2.011cm" style:auto-text-indent="false"/>
      <style:text-properties officeooo:paragraph-rsid="00160bdc"/>
    </style:style>
    <style:style style:name="P9" style:family="paragraph" style:parent-style-name="Standard">
      <style:paragraph-properties fo:margin-left="0.741cm" fo:margin-right="0cm" fo:text-indent="0.688cm" style:auto-text-indent="false"/>
      <style:text-properties officeooo:paragraph-rsid="00160bdc"/>
    </style:style>
    <style:style style:name="P10" style:family="paragraph" style:parent-style-name="Standard">
      <style:paragraph-properties fo:margin-left="1.589cm" fo:margin-right="0cm" fo:text-indent="0.741cm" style:auto-text-indent="false"/>
      <style:text-properties officeooo:paragraph-rsid="00160bdc"/>
    </style:style>
    <style:style style:name="P11" style:family="paragraph" style:parent-style-name="Standard">
      <style:paragraph-properties fo:margin-left="1.697cm" fo:margin-right="0cm" fo:text-indent="0.635cm" style:auto-text-indent="false"/>
      <style:text-properties officeooo:paragraph-rsid="00160bdc"/>
    </style:style>
    <style:style style:name="P12" style:family="paragraph" style:parent-style-name="Standard">
      <style:paragraph-properties fo:margin-left="2.117cm" fo:margin-right="0cm" fo:text-indent="0.106cm" style:auto-text-indent="false"/>
      <style:text-properties officeooo:paragraph-rsid="00160bdc"/>
    </style:style>
    <style:style style:name="P13" style:family="paragraph" style:parent-style-name="Standard">
      <style:paragraph-properties fo:margin-left="0.741cm" fo:margin-right="0cm" fo:text-indent="0cm" style:auto-text-indent="false"/>
      <style:text-properties officeooo:paragraph-rsid="00160bdc"/>
    </style:style>
    <style:style style:name="P14" style:family="paragraph" style:parent-style-name="Standard">
      <style:paragraph-properties fo:margin-left="0.741cm" fo:margin-right="0cm" fo:text-indent="0cm" style:auto-text-indent="false"/>
      <style:text-properties officeooo:paragraph-rsid="001726b4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paragraph-rsid="00160bdc"/>
    </style:style>
    <style:style style:name="P16" style:family="paragraph" style:parent-style-name="Standard">
      <style:paragraph-properties fo:margin-left="1.425cm" fo:margin-right="0cm" fo:text-indent="0cm" style:auto-text-indent="false"/>
      <style:text-properties officeooo:paragraph-rsid="001726b4"/>
    </style:style>
    <style:style style:name="P17" style:family="paragraph" style:parent-style-name="Standard">
      <style:paragraph-properties fo:margin-left="0.37cm" fo:margin-right="0cm" fo:text-indent="0.688cm" style:auto-text-indent="false"/>
      <style:text-properties officeooo:paragraph-rsid="001726b4"/>
    </style:style>
    <style:style style:name="P18" style:family="paragraph" style:parent-style-name="Standard">
      <style:paragraph-properties fo:margin-left="0cm" fo:margin-right="0cm" fo:text-indent="0.688cm" style:auto-text-indent="false"/>
      <style:text-properties officeooo:paragraph-rsid="001726b4"/>
    </style:style>
    <style:style style:name="P19" style:family="paragraph" style:parent-style-name="Standard">
      <style:paragraph-properties fo:margin-left="1.3cm" fo:margin-right="0cm" fo:text-indent="0.923cm" style:auto-text-indent="false"/>
      <style:text-properties officeooo:paragraph-rsid="001726b4"/>
    </style:style>
    <style:style style:name="P20" style:family="paragraph" style:parent-style-name="Heading_20_4">
      <style:text-properties officeooo:paragraph-rsid="001726b4"/>
    </style:style>
    <style:style style:name="P21" style:family="paragraph" style:parent-style-name="Heading_20_1">
      <style:text-properties officeooo:paragraph-rsid="00160bdc"/>
    </style:style>
    <style:style style:name="P22" style:family="paragraph" style:parent-style-name="Preformatted_20_Text">
      <loext:graphic-properties draw:fill="solid" draw:fill-color="#c7edcc" draw:opacity="100%"/>
      <style:paragraph-properties fo:background-color="#c7edcc"/>
      <style:text-properties fo:color="#800a01" style:font-name="DejaVu Sans Mono" fo:font-size="13.5pt" fo:font-style="italic"/>
    </style:style>
    <style:style style:name="P23" style:family="paragraph" style:parent-style-name="Preformatted_20_Text">
      <loext:graphic-properties draw:fill="solid" draw:fill-color="#c7edcc" draw:opacity="100%"/>
      <style:paragraph-properties fo:background-color="#c7edcc"/>
      <style:text-properties fo:color="#800a01" style:font-name="DejaVu Sans Mono" fo:font-size="13.5pt" fo:font-style="italic" officeooo:paragraph-rsid="001726b4"/>
    </style:style>
    <style:style style:name="P24" style:family="paragraph" style:parent-style-name="Preformatted_20_Text">
      <loext:graphic-properties draw:fill="solid" draw:fill-color="#c7edcc" draw:opacity="100%"/>
      <style:paragraph-properties fo:background-color="#c7edcc"/>
      <style:text-properties fo:color="#800a01"/>
    </style:style>
    <style:style style:name="P25" style:family="paragraph" style:parent-style-name="Preformatted_20_Text">
      <loext:graphic-properties draw:fill="solid" draw:fill-color="#c7edcc" draw:opacity="100%"/>
      <style:paragraph-properties fo:background-color="#c7edcc"/>
      <style:text-properties fo:color="#000000" style:font-name="DejaVu Sans Mono" fo:font-size="13.5pt"/>
    </style:style>
    <style:style style:name="P26" style:family="paragraph" style:parent-style-name="Preformatted_20_Text">
      <loext:graphic-properties draw:fill="solid" draw:fill-color="#c7edcc" draw:opacity="100%"/>
      <style:paragraph-properties fo:background-color="#c7edcc"/>
      <style:text-properties fo:color="#000000" style:font-name="DejaVu Sans Mono" fo:font-size="13.5pt" officeooo:paragraph-rsid="001726b4"/>
    </style:style>
    <style:style style:name="P27" style:family="paragraph" style:parent-style-name="Preformatted_20_Text">
      <loext:graphic-properties draw:fill="solid" draw:fill-color="#c7edcc" draw:opacity="100%"/>
      <style:paragraph-properties fo:background-color="#c7edcc"/>
      <style:text-properties fo:color="#000000"/>
    </style:style>
    <style:style style:name="P28" style:family="paragraph" style:parent-style-name="Preformatted_20_Text">
      <loext:graphic-properties draw:fill="solid" draw:fill-color="#c7edcc" draw:opacity="100%"/>
      <style:paragraph-properties fo:background-color="#c7edcc"/>
      <style:text-properties fo:color="#000000" officeooo:paragraph-rsid="001726b4"/>
    </style:style>
    <style:style style:name="P29" style:family="paragraph" style:parent-style-name="Preformatted_20_Text">
      <loext:graphic-properties draw:fill="solid" draw:fill-color="#c7edcc" draw:opacity="100%"/>
      <style:paragraph-properties fo:background-color="#c7edcc"/>
      <style:text-properties fo:color="#800400" style:font-name="DejaVu Sans Mono" fo:font-size="13.5pt" fo:font-style="italic"/>
    </style:style>
    <style:style style:name="P30" style:family="paragraph" style:parent-style-name="Preformatted_20_Text">
      <loext:graphic-properties draw:fill="solid" draw:fill-color="#c7edcc" draw:opacity="100%"/>
      <style:paragraph-properties fo:background-color="#c7edcc"/>
      <style:text-properties fo:color="#008080"/>
    </style:style>
    <style:style style:name="P31" style:family="paragraph" style:parent-style-name="Preformatted_20_Text">
      <loext:graphic-properties draw:fill="solid" draw:fill-color="#c7edcc" draw:opacity="100%"/>
      <style:paragraph-properties fo:margin-top="0cm" fo:margin-bottom="0.499cm" loext:contextual-spacing="false" fo:background-color="#c7edcc"/>
      <style:text-properties fo:color="#000000"/>
    </style:style>
    <style:style style:name="P32" style:family="paragraph" style:parent-style-name="Preformatted_20_Text">
      <loext:graphic-properties draw:fill="solid" draw:fill-color="#c7edcc" draw:opacity="100%"/>
      <style:paragraph-properties fo:margin-top="0cm" fo:margin-bottom="0.499cm" loext:contextual-spacing="false" fo:background-color="#c7edcc"/>
      <style:text-properties fo:color="#000000" style:font-name="DejaVu Sans Mono" fo:font-size="13.5pt"/>
    </style:style>
    <style:style style:name="P33" style:family="paragraph" style:parent-style-name="Preformatted_20_Text">
      <style:paragraph-properties fo:margin-left="0.741cm" fo:margin-right="0cm" fo:text-indent="0cm" style:auto-text-indent="false"/>
      <style:text-properties fo:color="#800a01" style:font-name="DejaVu Sans Mono" fo:font-size="13.5pt" fo:font-style="italic" officeooo:paragraph-rsid="00160bdc"/>
    </style:style>
    <style:style style:name="P34" style:family="paragraph" style:parent-style-name="Preformatted_20_Text">
      <style:paragraph-properties fo:margin-left="0cm" fo:margin-right="0cm" fo:text-indent="0cm" style:auto-text-indent="false"/>
      <style:text-properties fo:color="#800a01" style:font-name="DejaVu Sans Mono" fo:font-size="13.5pt" fo:font-style="italic" officeooo:paragraph-rsid="00160bdc"/>
    </style:style>
    <style:style style:name="P35" style:family="paragraph" style:parent-style-name="Preformatted_20_Text" style:list-style-name="WWNum33">
      <style:paragraph-properties fo:margin-left="0cm" fo:margin-right="0cm" fo:text-indent="0cm" style:auto-text-indent="false"/>
      <style:text-properties fo:color="#800a01" style:font-name="DejaVu Sans Mono" fo:font-size="13.5pt" fo:font-style="italic" officeooo:paragraph-rsid="001726b4"/>
    </style:style>
    <style:style style:name="P36" style:family="paragraph" style:parent-style-name="Preformatted_20_Text">
      <loext:graphic-properties draw:fill="solid" draw:fill-color="#c7edcc" draw:opacity="100%"/>
      <style:paragraph-properties fo:margin-left="0cm" fo:margin-right="0cm" fo:margin-top="0cm" fo:margin-bottom="0.499cm" loext:contextual-spacing="false" fo:text-indent="0cm" style:auto-text-indent="false" fo:background-color="#c7edcc"/>
      <style:text-properties fo:color="#000000" style:font-name="DejaVu Sans Mono" fo:font-size="13.5pt" officeooo:paragraph-rsid="001726b4"/>
    </style:style>
    <style:style style:name="P37" style:family="paragraph" style:parent-style-name="Preformatted_20_Text">
      <style:paragraph-properties fo:margin-left="0cm" fo:margin-right="0cm" fo:text-indent="0.688cm" style:auto-text-indent="false"/>
      <style:text-properties fo:color="#800a01" style:font-name="DejaVu Sans Mono" fo:font-size="13.5pt" fo:font-style="italic" officeooo:paragraph-rsid="001726b4"/>
    </style:style>
    <style:style style:name="P38" style:family="paragraph" style:parent-style-name="List_20_Paragraph">
      <style:paragraph-properties fo:margin-left="2.223cm" fo:margin-right="0cm" fo:text-indent="0cm" style:auto-text-indent="false"/>
      <style:text-properties officeooo:paragraph-rsid="00160bdc"/>
    </style:style>
    <style:style style:name="P39" style:family="paragraph" style:parent-style-name="List_20_Paragraph" style:list-style-name="WWNum22">
      <style:text-properties officeooo:paragraph-rsid="00160bdc"/>
    </style:style>
    <style:style style:name="P40" style:family="paragraph" style:parent-style-name="List_20_Paragraph" style:list-style-name="WWNum23">
      <style:text-properties officeooo:paragraph-rsid="00160bdc"/>
    </style:style>
    <style:style style:name="P41" style:family="paragraph" style:parent-style-name="List_20_Paragraph" style:list-style-name="WWNum24">
      <style:text-properties officeooo:paragraph-rsid="00160bdc"/>
    </style:style>
    <style:style style:name="P42" style:family="paragraph" style:parent-style-name="List_20_Paragraph" style:list-style-name="WWNum25">
      <style:text-properties officeooo:paragraph-rsid="00160bdc"/>
    </style:style>
    <style:style style:name="P43" style:family="paragraph" style:parent-style-name="List_20_Paragraph" style:list-style-name="WWNum26">
      <style:text-properties officeooo:paragraph-rsid="00160bdc"/>
    </style:style>
    <style:style style:name="P44" style:family="paragraph" style:parent-style-name="List_20_Paragraph" style:list-style-name="WWNum27">
      <style:text-properties officeooo:paragraph-rsid="00160bdc"/>
    </style:style>
    <style:style style:name="P45" style:family="paragraph" style:parent-style-name="List_20_Paragraph" style:list-style-name="WWNum28">
      <style:text-properties officeooo:paragraph-rsid="00160bdc"/>
    </style:style>
    <style:style style:name="P46" style:family="paragraph" style:parent-style-name="List_20_Paragraph" style:list-style-name="WWNum21">
      <style:text-properties officeooo:paragraph-rsid="00160bdc"/>
    </style:style>
    <style:style style:name="P47" style:family="paragraph" style:parent-style-name="List_20_Paragraph" style:list-style-name="WWNum29">
      <style:text-properties officeooo:paragraph-rsid="001726b4"/>
    </style:style>
    <style:style style:name="P48" style:family="paragraph" style:parent-style-name="List_20_Paragraph" style:list-style-name="WWNum30">
      <style:text-properties officeooo:paragraph-rsid="001726b4"/>
    </style:style>
    <style:style style:name="P49" style:family="paragraph" style:parent-style-name="List_20_Paragraph" style:list-style-name="WWNum31">
      <style:text-properties officeooo:paragraph-rsid="001726b4"/>
    </style:style>
    <style:style style:name="P50" style:family="paragraph" style:parent-style-name="List_20_Paragraph" style:list-style-name="WWNum32">
      <style:text-properties officeooo:paragraph-rsid="001726b4"/>
    </style:style>
    <style:style style:name="P51" style:family="paragraph" style:parent-style-name="List_20_Paragraph" style:list-style-name="WWNum33">
      <style:text-properties officeooo:paragraph-rsid="001726b4"/>
    </style:style>
    <style:style style:name="P52" style:family="paragraph" style:parent-style-name="List_20_Paragraph" style:list-style-name="WWNum34">
      <style:text-properties officeooo:paragraph-rsid="001726b4"/>
    </style:style>
    <style:style style:name="P53" style:family="paragraph" style:parent-style-name="List_20_Paragraph" style:list-style-name="WWNum35">
      <style:text-properties officeooo:paragraph-rsid="001726b4"/>
    </style:style>
    <style:style style:name="P54" style:family="paragraph" style:parent-style-name="List_20_Paragraph">
      <style:paragraph-properties fo:margin-left="1.482cm" fo:margin-right="0cm" fo:text-indent="0.741cm" style:auto-text-indent="false"/>
      <style:text-properties officeooo:paragraph-rsid="00160bdc"/>
    </style:style>
    <style:style style:name="P55" style:family="paragraph" style:parent-style-name="List_20_Paragraph">
      <style:paragraph-properties fo:margin-left="0cm" fo:margin-right="0cm" fo:text-indent="0cm" style:auto-text-indent="false"/>
      <style:text-properties officeooo:paragraph-rsid="00160bdc"/>
    </style:style>
    <style:style style:name="P56" style:family="paragraph" style:parent-style-name="List_20_Paragraph" style:list-style-name="WWNum31">
      <style:paragraph-properties fo:margin-left="0cm" fo:margin-right="0cm" fo:text-indent="0cm" style:auto-text-indent="false"/>
      <style:text-properties officeooo:paragraph-rsid="001726b4"/>
    </style:style>
    <style:style style:name="P57" style:family="paragraph" style:parent-style-name="Heading_20_3">
      <style:text-properties officeooo:paragraph-rsid="00160bdc"/>
    </style:style>
    <style:style style:name="P58" style:family="paragraph" style:parent-style-name="Heading_20_3">
      <style:text-properties officeooo:paragraph-rsid="001726b4"/>
    </style:style>
    <style:style style:name="P59" style:family="paragraph" style:parent-style-name="Heading_20_2">
      <style:text-properties officeooo:paragraph-rsid="00160bdc"/>
    </style:style>
    <style:style style:name="P60" style:family="paragraph" style:parent-style-name="Heading_20_2">
      <style:text-properties officeooo:paragraph-rsid="001726b4"/>
    </style:style>
    <style:style style:name="T1" style:family="text">
      <style:text-properties fo:color="#000000" style:letter-kerning="false" style:font-name-asian="等线1" style:font-name-complex="新宋体" style:font-size-complex="10.5pt"/>
    </style:style>
    <style:style style:name="T2" style:family="text">
      <style:text-properties fo:color="#000000" style:letter-kerning="false" style:font-name-asian="等线1" style:font-name-complex="新宋体" style:font-size-complex="10.5pt"/>
    </style:style>
    <style:style style:name="T3" style:family="text">
      <style:text-properties fo:color="#000000" style:font-name="宋体" style:letter-kerning="false" style:font-name-asian="宋体1" style:font-name-complex="宋体1" style:font-size-complex="10.5pt"/>
    </style:style>
    <style:style style:name="T4" style:family="text">
      <style:text-properties fo:color="#000000" style:font-name="宋体" style:letter-kerning="false" style:font-name-asian="宋体1" style:font-name-complex="宋体1" style:font-size-complex="10.5pt"/>
    </style:style>
    <style:style style:name="T5" style:family="text">
      <style:text-properties fo:color="#000000" fo:font-size="9.5pt" style:letter-kerning="false" style:font-name-asian="等线1" style:font-size-asian="9.5pt" style:font-name-complex="新宋体" style:font-size-complex="9.5pt"/>
    </style:style>
    <style:style style:name="T6" style:family="text">
      <style:text-properties fo:color="#000000" style:font-name="DejaVu Sans Mono" fo:font-size="13.5pt" fo:font-style="italic" style:letter-kerning="false" style:font-name-asian="等线1" style:font-name-complex="新宋体" style:font-size-complex="10.5pt"/>
    </style:style>
    <style:style style:name="T7" style:family="text">
      <style:text-properties style:font-name-asian="等线1"/>
    </style:style>
    <style:style style:name="T8" style:family="text">
      <style:text-properties style:font-name="等线" style:font-name-asian="等线1"/>
    </style:style>
    <style:style style:name="T9" style:family="text">
      <style:text-properties style:font-name="DejaVu Sans Mono" fo:font-size="13.5pt"/>
    </style:style>
    <style:style style:name="T10" style:family="text">
      <style:text-properties style:font-name="DejaVu Sans Mono" fo:font-size="13.5pt" fo:font-style="italic"/>
    </style:style>
    <style:style style:name="T11" style:family="text">
      <style:text-properties style:font-name="DejaVu Sans Mono" fo:font-size="13.5pt" fo:font-weight="bold"/>
    </style:style>
    <style:style style:name="T12" style:family="text">
      <style:text-properties fo:color="#800a01"/>
    </style:style>
    <style:style style:name="T13" style:family="text">
      <style:text-properties fo:color="#800a01" style:font-name-asian="AR PL UKai HK" style:font-size-asian="13.5pt" style:font-style-asian="italic"/>
    </style:style>
    <style:style style:name="T14" style:family="text">
      <style:text-properties fo:color="#800a01" style:font-name="DejaVu Sans Mono" fo:font-size="13.5pt" fo:font-style="italic"/>
    </style:style>
    <style:style style:name="T15" style:family="text">
      <style:text-properties fo:color="#800a01" style:font-name-asian="DejaVu Sans Mono" style:font-size-asian="13.5pt"/>
    </style:style>
    <style:style style:name="T16" style:family="text">
      <style:text-properties fo:color="#800400"/>
    </style:style>
    <style:style style:name="T17" style:family="text">
      <style:text-properties fo:color="#800400" style:font-name="DejaVu Sans Mono" fo:font-size="13.5pt" fo:font-style="italic"/>
    </style:style>
    <style:style style:name="T18" style:family="text">
      <style:text-properties fo:color="#800400" style:font-name-asian="AR PL UKai HK" style:font-size-asian="13.5pt" style:font-style-asian="italic"/>
    </style:style>
    <style:style style:name="T19" style:family="text">
      <style:text-properties fo:color="#800400" style:font-name-asian="DejaVu Sans Mono" style:font-size-asian="13.5pt"/>
    </style:style>
    <style:style style:name="T20" style:family="text">
      <style:text-properties fo:color="#800400" fo:font-style="italic"/>
    </style:style>
    <style:style style:name="T21" style:family="text">
      <style:text-properties fo:color="#000080"/>
    </style:style>
    <style:style style:name="T22" style:family="text">
      <style:text-properties fo:color="#000080" fo:font-weight="bold"/>
    </style:style>
    <style:style style:name="T23" style:family="text">
      <style:text-properties fo:color="#000080" style:font-name="DejaVu Sans Mono" fo:font-size="13.5pt"/>
    </style:style>
    <style:style style:name="T24" style:family="text">
      <style:text-properties fo:color="#000080" style:font-name="DejaVu Sans Mono" fo:font-size="13.5pt" fo:font-weight="bold"/>
    </style:style>
    <style:style style:name="T25" style:family="text">
      <style:text-properties fo:color="#000080" style:letter-kerning="false" style:font-name-asian="等线1" style:font-name-complex="新宋体" style:font-size-complex="10.5pt"/>
    </style:style>
    <style:style style:name="T26" style:family="text">
      <style:text-properties fo:color="#0000ff"/>
    </style:style>
    <style:style style:name="T27" style:family="text">
      <style:text-properties fo:color="#0000ff" style:font-name="DejaVu Sans Mono" fo:font-size="13.5pt"/>
    </style:style>
    <style:style style:name="T28" style:family="text">
      <style:text-properties style:font-name-asian="AR PL UKai TW" style:font-size-asian="13.5pt" style:font-weight-asian="bold"/>
    </style:style>
    <style:style style:name="T29" style:family="text">
      <style:text-properties fo:color="#008080"/>
    </style:style>
    <style:style style:name="T30" style:family="text">
      <style:text-properties fo:color="#008080" style:font-name="DejaVu Sans Mono" fo:font-size="13.5pt" fo:font-weight="bold"/>
    </style:style>
    <style:style style:name="T31" style:family="text">
      <style:text-properties fo:color="#008080" style:font-name-asian="AR PL UKai TW" style:font-size-asian="13.5pt" style:font-weight-asian="bold"/>
    </style:style>
    <style:style style:name="T32" style:family="text">
      <style:text-properties fo:color="#008080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9" text:outline-level="2"><text:span text:style-name="T8">循环语句</text:span></text:h>
      <text:h text:style-name="P57" text:outline-level="3">while语句</text:h>
      <text:list xml:id="list4199568805" text:style-name="WWNum21">
        <text:list-item>
          <text:p text:style-name="P46"><text:span text:style-name="T1">作用: </text:span></text:p>
        </text:list-item>
      </text:list>
      <text:p text:style-name="P12"><text:span text:style-name="T1">可以让一段代码满足条件，重复执行。</text:span></text:p>
      <text:list xml:id="list192906769637595" text:continue-numbering="true" text:style-name="WWNum21">
        <text:list-item>
          <text:p text:style-name="P46"><text:span text:style-name="T1">语法:</text:span></text:p>
        </text:list-item>
      </text:list>
      <text:p text:style-name="P3"><text:span text:style-name="T1">while 条件:</text:span></text:p>
      <text:p text:style-name="P2"><text:span text:style-name="T1"><text:s text:c="8"/>满足条件执行的语句</text:span></text:p>
      <text:p text:style-name="P2"><text:span text:style-name="T1"><text:s text:c="4"/>else:</text:span></text:p>
      <text:p text:style-name="P2"><text:span text:style-name="T1"><text:s text:c="8"/>不满足条件执行的语句</text:span></text:p>
      <text:list xml:id="list192907101122907" text:continue-numbering="true" text:style-name="WWNum21">
        <text:list-item>
          <text:p text:style-name="P46"><text:span text:style-name="T1">说明:</text:span></text:p>
        </text:list-item>
      </text:list>
      <text:p text:style-name="P2"><text:span text:style-name="T1"><text:s text:c="4"/>else子句可以省略。</text:span></text:p>
      <text:p text:style-name="P2"><text:span text:style-name="T1"><text:s text:c="4"/>在循环体内用break终止循环时,else子句不执行。</text:span></text:p>
      <text:p text:style-name="P33"><text:span text:style-name="T1">"""</text:span></text:p>
      <text:p text:style-name="P27"><text:span text:style-name="T12"><text:s text:c="3"/></text:span><text:span text:style-name="T13">猜数字</text:span><text:span text:style-name="T14">2.0</text:span><text:span text:style-name="T13">版本</text:span></text:p>
      <text:p text:style-name="P27"><text:span text:style-name="T12"><text:s text:c="3"/></text:span><text:span text:style-name="T13">如果猜错</text:span><text:span text:style-name="T14">3</text:span><text:span text:style-name="T13">次，退出循环，提示 次数到达</text:span><text:span text:style-name="T14">3</text:span><text:span text:style-name="T13">次</text:span><text:span text:style-name="T14">.</text:span></text:p>
      <text:p text:style-name="P27"><text:span text:style-name="T12"><text:s text:c="3"/></text:span><text:span text:style-name="T13">练习：</text:span><text:span text:style-name="T14">exercise04.py</text:span></text:p>
      <text:p text:style-name="P22">"""</text:p>
      <text:p text:style-name="P27"><text:span text:style-name="T17"># </text:span><text:span text:style-name="T18">生成随机数的工具</text:span></text:p>
      <text:p text:style-name="P25"><text:span text:style-name="T22">import </text:span>random</text:p>
      <text:p text:style-name="P27"><text:span text:style-name="T17"># </text:span><text:span text:style-name="T18">产生一个随机数</text:span></text:p>
      <text:p text:style-name="P25">random_number = random.randint(<text:span text:style-name="T26">1</text:span>, <text:span text:style-name="T26">100</text:span>)</text:p>
      <text:p text:style-name="P25"><text:span text:style-name="T21">print</text:span>(random_number)</text:p>
      <text:p text:style-name="P25">count = <text:span text:style-name="T26">0</text:span></text:p>
      <text:p text:style-name="P25"><text:span text:style-name="T22">while </text:span>count &lt; <text:span text:style-name="T26">3</text:span>:</text:p>
      <text:p text:style-name="P27"><text:s text:c="4"/><text:span text:style-name="T9">count += </text:span><text:span text:style-name="T27">1</text:span></text:p>
      <text:p text:style-name="P27"><text:span text:style-name="T26"><text:s text:c="4"/></text:span><text:span text:style-name="T9">input_number = </text:span><text:span text:style-name="T23">int</text:span><text:span text:style-name="T9">(</text:span><text:span text:style-name="T23">input</text:span><text:span text:style-name="T9">(</text:span><text:span text:style-name="T30">"</text:span><text:span text:style-name="T31">请输入：</text:span><text:span text:style-name="T30">"</text:span><text:span text:style-name="T9">))</text:span></text:p>
      <text:p text:style-name="P27"><text:s text:c="4"/><text:span text:style-name="T24">if </text:span><text:span text:style-name="T9">input_number &gt; random_number:</text:span></text:p>
      <text:p text:style-name="P27"><text:s text:c="8"/><text:span text:style-name="T23">print</text:span><text:span text:style-name="T9">(</text:span><text:span text:style-name="T30">"</text:span><text:span text:style-name="T31">大了</text:span><text:span text:style-name="T30">"</text:span><text:span text:style-name="T9">)</text:span></text:p>
      <text:p text:style-name="P27"><text:s text:c="4"/><text:span text:style-name="T24">elif </text:span><text:span text:style-name="T9">input_number &lt; random_number:</text:span></text:p>
      <text:p text:style-name="P27"><text:s text:c="8"/><text:span text:style-name="T23">print</text:span><text:span text:style-name="T9">(</text:span><text:span text:style-name="T30">"</text:span><text:span text:style-name="T31">小了</text:span><text:span text:style-name="T30">"</text:span><text:span text:style-name="T9">)</text:span></text:p>
      <text:p text:style-name="P27"><text:s text:c="4"/><text:span text:style-name="T24">else</text:span><text:span text:style-name="T9">:</text:span></text:p>
      <text:p text:style-name="P27"><text:s text:c="8"/><text:span text:style-name="T23">print</text:span><text:span text:style-name="T9">(</text:span><text:span text:style-name="T30">"</text:span><text:span text:style-name="T31">恭喜猜对了，总共猜了</text:span><text:span text:style-name="T30">" </text:span><text:span text:style-name="T9">+ </text:span><text:span text:style-name="T23">str</text:span><text:span text:style-name="T9">(count) + </text:span><text:span text:style-name="T30">"</text:span><text:span text:style-name="T31">次。</text:span><text:span text:style-name="T30">"</text:span><text:span text:style-name="T9">)</text:span></text:p>
      <text:p text:style-name="P27"><text:s text:c="8"/><text:span text:style-name="T24">break</text:span></text:p>
      <text:p text:style-name="P27"><text:span text:style-name="T24">else</text:span><text:span text:style-name="T9">:</text:span><text:span text:style-name="T17"># </text:span><text:span text:style-name="T18">可以判断循环是从条件离开的，还是从循环体中离开</text:span><text:span text:style-name="T17">(break)</text:span><text:span text:style-name="T18">的</text:span><text:span text:style-name="T17">.</text:span></text:p>
      <text:p text:style-name="P27"><text:span text:style-name="T16"><text:s text:c="4"/></text:span><text:span text:style-name="T23">print</text:span><text:span text:style-name="T9">(</text:span><text:span text:style-name="T30">"</text:span><text:span text:style-name="T31">次数到达</text:span><text:span text:style-name="T30">3</text:span><text:span text:style-name="T31">次</text:span><text:span text:style-name="T30">"</text:span><text:span text:style-name="T9">)</text:span></text:p>
      <text:p text:style-name="P31"><text:span text:style-name="T23">print</text:span><text:span text:style-name="T9">(</text:span><text:span text:style-name="T30">"</text:span><text:span text:style-name="T31">后续逻辑</text:span><text:span text:style-name="T30">"</text:span><text:span text:style-name="T9">)</text:span></text:p>
      <text:p text:style-name="P13"><text:span text:style-name="T1"/></text:p>
      <text:h text:style-name="P57" text:outline-level="3"><text:soft-page-break/><text:span text:style-name="T7">for 语句</text:span></text:h>
      <text:list xml:id="list1358955008" text:style-name="WWNum22">
        <text:list-item>
          <text:p text:style-name="P39"><text:span text:style-name="T1">作用:</text:span></text:p>
        </text:list-item>
      </text:list>
      <text:p text:style-name="P2"><text:span text:style-name="T1"><text:s text:c="4"/>用来遍历可迭代对象的数据元素。</text:span></text:p>
      <text:p text:style-name="P3"><text:span text:style-name="T1">可迭代对象是指能依次获取数据元素的对象，例如：容器类型。</text:span></text:p>
      <text:list xml:id="list192907521869901" text:continue-numbering="true" text:style-name="WWNum22">
        <text:list-item>
          <text:p text:style-name="P39"><text:span text:style-name="T1">语法:</text:span></text:p>
        </text:list-item>
      </text:list>
      <text:p text:style-name="P2"><text:span text:style-name="T1"><text:s text:c="4"/>for 变量列表 in 可迭代对象:</text:span></text:p>
      <text:p text:style-name="P2"><text:span text:style-name="T1"><text:s text:c="8"/>语句块1</text:span></text:p>
      <text:p text:style-name="P2"><text:span text:style-name="T1"><text:s text:c="4"/>else:</text:span></text:p>
      <text:p text:style-name="P2"><text:span text:style-name="T1"><text:s text:c="8"/>语句块2</text:span></text:p>
      <text:list xml:id="list192907554434443" text:continue-numbering="true" text:style-name="WWNum22">
        <text:list-item>
          <text:p text:style-name="P39"><text:span text:style-name="T1">说明:</text:span></text:p>
        </text:list-item>
      </text:list>
      <text:p text:style-name="P2"><text:span text:style-name="T1"><text:s text:c="4"/>else子句可以省略。</text:span></text:p>
      <text:p text:style-name="P2"><text:span text:style-name="T1"><text:s text:c="4"/>在循环体内用break终止循环时,else子句不执行。</text:span></text:p>
      <text:p text:style-name="P33"><text:span text:style-name="T1">"""</text:span></text:p>
      <text:p text:style-name="P24"><text:s text:c="4"/><text:span text:style-name="T10">for</text:span></text:p>
      <text:p text:style-name="P27"><text:span text:style-name="T12"><text:s text:c="8"/></text:span><text:span text:style-name="T14">for </text:span><text:span text:style-name="T13">变量</text:span><text:span text:style-name="T15"> </text:span><text:span text:style-name="T14">in </text:span><text:span text:style-name="T13">可迭代对象</text:span><text:span text:style-name="T14">:</text:span></text:p>
      <text:p text:style-name="P27"><text:span text:style-name="T12"><text:s text:c="12"/></text:span><text:span text:style-name="T13">循环体</text:span></text:p>
      <text:p text:style-name="P27"><text:span text:style-name="T12"><text:s text:c="4"/></text:span><text:span text:style-name="T13">练习：</text:span><text:span text:style-name="T14">exercise05.py</text:span></text:p>
      <text:p text:style-name="P24"><text:s text:c="9"/><text:span text:style-name="T10">exercise06.py</text:span></text:p>
      <text:p text:style-name="P22">"""</text:p>
      <text:p text:style-name="P27"><text:span text:style-name="T17"># for item in "</text:span><text:span text:style-name="T18">我爱</text:span><text:span text:style-name="T17">Python":</text:span></text:p>
      <text:p text:style-name="P29"># <text:s text:c="4"/>print(item)</text:p>
      <text:p text:style-name="P27"><text:span text:style-name="T17"># range(</text:span><text:span text:style-name="T18">开始值</text:span><text:span text:style-name="T17">,</text:span><text:span text:style-name="T18">结束值</text:span><text:span text:style-name="T17">,</text:span><text:span text:style-name="T18">步长</text:span><text:span text:style-name="T17">) <text:s/>--&gt; <text:s/></text:span><text:span text:style-name="T18">整数生成器</text:span></text:p>
      <text:p text:style-name="P27"><text:span text:style-name="T17"># </text:span><text:span text:style-name="T18">不包含结束值</text:span></text:p>
      <text:p text:style-name="P29"># for item in range(0,5,1):# 0 1 2 3 4</text:p>
      <text:p text:style-name="P29"># <text:s text:c="4"/>print(item)</text:p>
      <text:p text:style-name="P27"><text:span text:style-name="T17"># range(</text:span><text:span text:style-name="T18">结束值</text:span><text:span text:style-name="T17">)</text:span></text:p>
      <text:p text:style-name="P29"># for item in range(5):# 0 1 2 3 4</text:p>
      <text:p text:style-name="P29"># <text:s text:c="4"/>print(item)</text:p>
      <text:p text:style-name="P27"><text:span text:style-name="T17"># range(</text:span><text:span text:style-name="T18">开始值</text:span><text:span text:style-name="T17">,</text:span><text:span text:style-name="T18">结束值</text:span><text:span text:style-name="T17">)</text:span></text:p>
      <text:p text:style-name="P29"># for item in range(2,6):# 2 3 4 5</text:p>
      <text:p text:style-name="P29"># <text:s text:c="4"/>print(item)</text:p>
      <text:p text:style-name="P27"><text:span text:style-name="T17"># </text:span><text:span text:style-name="T18">倒序</text:span></text:p>
      <text:p text:style-name="P29"># for item in range(6,3,-1):#6 <text:s/>5 <text:s/>4</text:p>
      <text:p text:style-name="P29"># <text:s text:c="4"/>print(item)</text:p>
      <text:p text:style-name="P27"><text:span text:style-name="T17"># </text:span><text:span text:style-name="T18">跳着</text:span></text:p>
      <text:p text:style-name="P29"># for item in range(2,11,2):#2 4 6 8 10</text:p>
      <text:p text:style-name="P29"># <text:s text:c="4"/>print(item)</text:p>
      <text:p text:style-name="P27"><text:span text:style-name="T17"># for + range </text:span><text:span text:style-name="T18">特别适合做预定次数的循环</text:span><text:span text:style-name="T17">.</text:span></text:p>
      <text:p text:style-name="P25"><text:span text:style-name="T22">for </text:span>item <text:span text:style-name="T22">in </text:span><text:span text:style-name="T21">range</text:span>(<text:span text:style-name="T26">50</text:span>):</text:p>
      <text:p text:style-name="P31"><text:s text:c="4"/><text:span text:style-name="T23">print</text:span><text:span text:style-name="T9">(item)</text:span></text:p>
      <text:p text:style-name="P13"><text:span text:style-name="T1"/></text:p>
      <text:h text:style-name="P57" text:outline-level="3"><text:soft-page-break/><text:span text:style-name="T7">range 函数</text:span></text:h>
      <text:list xml:id="list1947466099" text:style-name="WWNum23">
        <text:list-item>
          <text:p text:style-name="P40"><text:span text:style-name="T1">作用:</text:span></text:p>
        </text:list-item>
      </text:list>
      <text:p text:style-name="P5"><text:span text:style-name="T1"><text:s text:c="4"/><text:tab/>用来创建一个生成一系列整数的可迭代对象(也叫整数序列生成器)。</text:span></text:p>
      <text:list xml:id="list192907886386682" text:continue-numbering="true" text:style-name="WWNum23">
        <text:list-item>
          <text:p text:style-name="P40"><text:span text:style-name="T1">语法:</text:span></text:p>
        </text:list-item>
      </text:list>
      <text:p text:style-name="P5"><text:span text:style-name="T1"><text:s text:c="3"/><text:tab/><text:tab/>range(开始点，结束点，间隔)</text:span></text:p>
      <text:list xml:id="list192907999493912" text:continue-numbering="true" text:style-name="WWNum23">
        <text:list-item>
          <text:p text:style-name="P40"><text:span text:style-name="T1">说明:</text:span></text:p>
        </text:list-item>
      </text:list>
      <text:p text:style-name="P6"><text:span text:style-name="T1">函数返回的可迭代对象可以用for取出其中的元素</text:span></text:p>
      <text:p text:style-name="P6"><text:span text:style-name="T1">返回的数字不包含结束点</text:span></text:p>
      <text:p text:style-name="P6"><text:span text:style-name="T1">开始点默认为0</text:span></text:p>
      <text:p text:style-name="P6"><text:span text:style-name="T1">间隔默认值为1 </text:span></text:p>
      <text:h text:style-name="P59" text:outline-level="2"><text:span text:style-name="T8">跳转语句</text:span></text:h>
      <text:h text:style-name="P57" text:outline-level="3"><text:span text:style-name="T7">break 语句</text:span></text:h>
      <text:list xml:id="list2563941566" text:style-name="WWNum24">
        <text:list-item>
          <text:p text:style-name="P41"><text:span text:style-name="T1">跳出循环体，后面的代码不再执行。</text:span></text:p>
        </text:list-item>
        <text:list-item>
          <text:p text:style-name="P41"><text:span text:style-name="T1">可以让while语句的else部分不执行。</text:span></text:p>
        </text:list-item>
      </text:list>
      <text:h text:style-name="P57" text:outline-level="3"><text:span text:style-name="T7">continue 语句</text:span></text:h>
      <text:p text:style-name="P15"><text:span text:style-name="T1">跳过本次，继续下次循环。</text:span></text:p>
      <text:p text:style-name="P34"><text:span text:style-name="T1">"""</text:span></text:p>
      <text:p text:style-name="P24"><text:s text:c="4"/><text:span text:style-name="T10">continue</text:span></text:p>
      <text:p text:style-name="P27"><text:span text:style-name="T12"><text:s text:c="4"/></text:span><text:span text:style-name="T13">练习</text:span><text:span text:style-name="T14">:exercise07.py</text:span></text:p>
      <text:p text:style-name="P22">"""</text:p>
      <text:p text:style-name="P27"><text:span text:style-name="T17"># </text:span><text:span text:style-name="T18">累加</text:span><text:span text:style-name="T17">1 -- 50 </text:span><text:span text:style-name="T18">之间，能被</text:span><text:span text:style-name="T17">6</text:span><text:span text:style-name="T18">整除的数字</text:span><text:span text:style-name="T17">.</text:span></text:p>
      <text:p text:style-name="P29"># sum_value = 0</text:p>
      <text:p text:style-name="P29"># for item in range(1,51):</text:p>
      <text:p text:style-name="P27"><text:span text:style-name="T17"># <text:s text:c="4"/># </text:span><text:span text:style-name="T18">如果能被</text:span><text:span text:style-name="T17">6</text:span><text:span text:style-name="T18">整除则累加</text:span></text:p>
      <text:p text:style-name="P29"># <text:s text:c="4"/>if item % 6 == 0:</text:p>
      <text:p text:style-name="P29"># <text:s text:c="8"/>sum_value += item</text:p>
      <text:p text:style-name="P29">#</text:p>
      <text:p text:style-name="P29"># print(sum_value)</text:p>
      <text:p text:style-name="P25">sum_value = <text:span text:style-name="T26">0</text:span></text:p>
      <text:p text:style-name="P25"><text:span text:style-name="T22">for </text:span>item <text:span text:style-name="T22">in </text:span><text:span text:style-name="T21">range</text:span>(<text:span text:style-name="T26">5</text:span>,<text:span text:style-name="T26">51</text:span>):</text:p>
      <text:p text:style-name="P27"><text:s text:c="4"/><text:span text:style-name="T17"># </text:span><text:span text:style-name="T18">如果不能被</text:span><text:span text:style-name="T17">6</text:span><text:span text:style-name="T18">整除则跳过</text:span></text:p>
      <text:p text:style-name="P27"><text:span text:style-name="T16"><text:s text:c="4"/></text:span><text:span text:style-name="T24">if </text:span><text:span text:style-name="T9">item % </text:span><text:span text:style-name="T27">6 </text:span><text:span text:style-name="T9">!= </text:span><text:span text:style-name="T27">0</text:span><text:span text:style-name="T9">:</text:span></text:p>
      <text:p text:style-name="P27"><text:s text:c="8"/><text:span text:style-name="T24">continue</text:span></text:p>
      <text:p text:style-name="P27"><text:span text:style-name="T21"><text:s text:c="4"/></text:span><text:span text:style-name="T9">sum_value += item</text:span></text:p>
      <text:p text:style-name="P32"><text:soft-page-break/><text:span text:style-name="T21">print</text:span>(sum_value)</text:p>
      <text:p text:style-name="P15"><text:span text:style-name="T1"/></text:p>
      <text:h text:style-name="P21" text:outline-level="1"><text:span text:style-name="T7">容器类型</text:span></text:h>
      <text:h text:style-name="P59" text:outline-level="2"><text:span text:style-name="T8">通用操作</text:span></text:h>
      <text:h text:style-name="P57" text:outline-level="3"><text:span text:style-name="T7">数学运算符</text:span></text:h>
      <text:list xml:id="list2860660168" text:style-name="WWNum25">
        <text:list-item>
          <text:p text:style-name="P42"><text:span text:style-name="T1">+</text:span><text:span text:style-name="T3">：用于拼接两个容器</text:span></text:p>
        </text:list-item>
        <text:list-item>
          <text:p text:style-name="P42"><text:span text:style-name="T1">+=：用原容器与右侧容器拼接,并重新绑定变量</text:span></text:p>
        </text:list-item>
        <text:list-item>
          <text:p text:style-name="P42"><text:span text:style-name="T1">*：重复生成容器元素</text:span></text:p>
        </text:list-item>
        <text:list-item>
          <text:p text:style-name="P42"><text:span text:style-name="T1">*=：用原容器生成重复元素, 并重新绑定变量</text:span></text:p>
        </text:list-item>
        <text:list-item>
          <text:p text:style-name="P42"><text:span text:style-name="T1">&lt; &lt;= &gt; &gt;= == !=：依次比较两个容器中元素,一但不同则返回比较结果。 </text:span></text:p>
        </text:list-item>
      </text:list>
      <text:h text:style-name="P57" text:outline-level="3"><text:span text:style-name="T7">成员运算符</text:span></text:h>
      <text:list xml:id="list75973554" text:style-name="WWNum26">
        <text:list-item>
          <text:p text:style-name="P43"><text:span text:style-name="T5">语法：</text:span></text:p>
        </text:list-item>
      </text:list>
      <text:p text:style-name="P7"><text:span text:style-name="T5"><text:tab/> 数据 in 序列</text:span></text:p>
      <text:p text:style-name="P8"><text:span text:style-name="T5">数据 not in 序列</text:span></text:p>
      <text:list xml:id="list192906903508486" text:continue-numbering="true" text:style-name="WWNum26">
        <text:list-item>
          <text:p text:style-name="P43"><text:span text:style-name="T5">作用：</text:span></text:p>
        </text:list-item>
      </text:list>
      <text:p text:style-name="P9"><text:span text:style-name="T5"><text:tab/> <text:tab/> 如果在指定的序列中找到值，返回bool类型。</text:span></text:p>
      <text:h text:style-name="P57" text:outline-level="3"><text:span text:style-name="T7">索引index</text:span></text:h>
      <text:list xml:id="list2623395018" text:style-name="WWNum27">
        <text:list-item>
          <text:p text:style-name="P44"><text:span text:style-name="T5">作用：访问容器元素</text:span></text:p>
        </text:list-item>
        <text:list-item>
          <text:p text:style-name="P44"><text:span text:style-name="T5">语法：容器[整数]</text:span></text:p>
        </text:list-item>
        <text:list-item>
          <text:p text:style-name="P44"><text:span text:style-name="T5">说明：</text:span></text:p>
        </text:list-item>
      </text:list>
      <text:p text:style-name="P10"><text:span text:style-name="T5">正向索引从0开始，第二个索引为1，最后一个为len(s)-1。</text:span></text:p>
      <text:p text:style-name="P11"><text:span text:style-name="T5">反向索引从-1开始,-1代表最后一个,-2代表倒数第二个,以此类推,第一个是-len(s)。</text:span></text:p>
      <text:h text:style-name="P57" text:outline-level="3"><text:span text:style-name="T7">切片slice</text:span></text:h>
      <text:list xml:id="list4116923054" text:style-name="WWNum28">
        <text:list-item>
          <text:p text:style-name="P45"><text:span text:style-name="T3">作用：</text:span></text:p>
        </text:list-item>
      </text:list>
      <text:p text:style-name="P54"><text:soft-page-break/><text:span text:style-name="T3">从容器中取出相应的元素重新组成一个容器。</text:span></text:p>
      <text:list xml:id="list192906755214115" text:continue-numbering="true" text:style-name="WWNum28">
        <text:list-item>
          <text:p text:style-name="P45"><text:span text:style-name="T1">语法：</text:span></text:p>
        </text:list-item>
      </text:list>
      <text:p text:style-name="P54"><text:span text:style-name="T1">容器[(开始索引):(结束索引)(:(步长))]</text:span></text:p>
      <text:list xml:id="list192907899443185" text:continue-numbering="true" text:style-name="WWNum28">
        <text:list-item>
          <text:p text:style-name="P45"><text:span text:style-name="T1">说明：</text:span></text:p>
        </text:list-item>
      </text:list>
      <text:p text:style-name="P3"><text:span text:style-name="T1">小括号()括起的部分代表可省略</text:span></text:p>
      <text:p text:style-name="P38"><text:span text:style-name="T1">结束索引不包含该位置元素</text:span></text:p>
      <text:p text:style-name="P38"><text:span text:style-name="T1">步长是切片每次获取完当前元素后移动的偏移量</text:span></text:p>
      <text:p text:style-name="P34"><text:span text:style-name="T1">"""</text:span></text:p>
      <text:p text:style-name="P27"><text:span text:style-name="T12"><text:s text:c="4"/></text:span><text:span text:style-name="T14">str </text:span><text:span text:style-name="T13">通用操作</text:span></text:p>
      <text:p text:style-name="P22">"""</text:p>
      <text:p text:style-name="P27"><text:span text:style-name="T17">#1. </text:span><text:span text:style-name="T18">数学运算符</text:span></text:p>
      <text:p text:style-name="P27"><text:span text:style-name="T17"># </text:span><text:span text:style-name="T18">拼接</text:span><text:span text:style-name="T19"> </text:span><text:span text:style-name="T17">+ <text:s/>+=</text:span></text:p>
      <text:p text:style-name="P27"><text:span text:style-name="T9">str01 = </text:span><text:span text:style-name="T30">"</text:span><text:span text:style-name="T31">悟空</text:span><text:span text:style-name="T30">" </text:span><text:span text:style-name="T9">+</text:span><text:span text:style-name="T30">"</text:span><text:span text:style-name="T31">八戒</text:span><text:span text:style-name="T30">"</text:span></text:p>
      <text:p text:style-name="P25"><text:span text:style-name="T21">print</text:span>(<text:span text:style-name="T21">id</text:span>(str01))<text:span text:style-name="T20"># 139637893711808</text:span></text:p>
      <text:p text:style-name="P27"><text:span text:style-name="T17"># </text:span><text:span text:style-name="T18">产生了新的字符串</text:span><text:span text:style-name="T17">"</text:span><text:span text:style-name="T18">悟空八戒唐僧</text:span><text:span text:style-name="T17">"</text:span></text:p>
      <text:p text:style-name="P27"><text:span text:style-name="T9">str01 += </text:span><text:span text:style-name="T30">"</text:span><text:span text:style-name="T31">唐僧</text:span><text:span text:style-name="T30">"</text:span><text:span text:style-name="T17"># 139637893711984</text:span></text:p>
      <text:p text:style-name="P25"><text:span text:style-name="T21">print</text:span>(<text:span text:style-name="T21">id</text:span>(str01))</text:p>
      <text:p text:style-name="P27"><text:span text:style-name="T17"># </text:span><text:span text:style-name="T18">乘法：重复产生</text:span></text:p>
      <text:p text:style-name="P27"><text:span text:style-name="T9">str02 = </text:span><text:span text:style-name="T30">"</text:span><text:span text:style-name="T31">白雪公主</text:span><text:span text:style-name="T30">"</text:span></text:p>
      <text:p text:style-name="P25">str02 *= <text:span text:style-name="T26">10</text:span></text:p>
      <text:p text:style-name="P25"><text:span text:style-name="T21">print</text:span>(str02)</text:p>
      <text:p text:style-name="P27"><text:span text:style-name="T17"># </text:span><text:span text:style-name="T18">比较运算：依次比较两个容器中元素</text:span><text:span text:style-name="T17">,</text:span><text:span text:style-name="T18">一但不同则返回比较结果</text:span></text:p>
      <text:p text:style-name="P27"><text:span text:style-name="T17"># </text:span><text:span text:style-name="T18">字符串比较的是编码值</text:span></text:p>
      <text:p text:style-name="P27"><text:span text:style-name="T9">str03 = </text:span><text:span text:style-name="T30">"ac</text:span><text:span text:style-name="T31">悟空</text:span><text:span text:style-name="T30">"</text:span></text:p>
      <text:p text:style-name="P27"><text:span text:style-name="T9">str04 = </text:span><text:span text:style-name="T30">"b</text:span><text:span text:style-name="T31">唐僧</text:span><text:span text:style-name="T30">"</text:span></text:p>
      <text:p text:style-name="P25"><text:span text:style-name="T21">print</text:span>(str03 &gt; str04)</text:p>
      <text:p text:style-name="P27"><text:span text:style-name="T17"># 2. </text:span><text:span text:style-name="T18">成员运算</text:span></text:p>
      <text:p text:style-name="P27"><text:span text:style-name="T9">re = </text:span><text:span text:style-name="T30">"</text:span><text:span text:style-name="T31">八戒</text:span><text:span text:style-name="T30">" </text:span><text:span text:style-name="T24">in </text:span><text:span text:style-name="T9">str01</text:span></text:p>
      <text:p text:style-name="P25"><text:span text:style-name="T21">print</text:span>(re)</text:p>
      <text:p text:style-name="P27"><text:span text:style-name="T17"># 3. </text:span><text:span text:style-name="T18">索引</text:span><text:span text:style-name="T17">:</text:span><text:span text:style-name="T18">定位单个元素</text:span></text:p>
      <text:p text:style-name="P27"><text:span text:style-name="T9">message = </text:span><text:span text:style-name="T30">"</text:span><text:span text:style-name="T31">我叫齐天大圣。</text:span><text:span text:style-name="T30">"</text:span></text:p>
      <text:p text:style-name="P27"><text:span text:style-name="T17"># </text:span><text:span text:style-name="T18">获取第一个字符</text:span></text:p>
      <text:p text:style-name="P25"><text:span text:style-name="T21">print</text:span>(message[<text:span text:style-name="T26">0</text:span>])</text:p>
      <text:p text:style-name="P25"><text:span text:style-name="T21">print</text:span>(message[-<text:span text:style-name="T21">len</text:span>(message)])</text:p>
      <text:p text:style-name="P27"><text:span text:style-name="T17"># </text:span><text:span text:style-name="T18">获取最后一个字符</text:span></text:p>
      <text:p text:style-name="P25"><text:span text:style-name="T21">print</text:span>(message[-<text:span text:style-name="T26">1</text:span>])</text:p>
      <text:p text:style-name="P25"><text:span text:style-name="T21">print</text:span>(message[<text:span text:style-name="T21">len</text:span>(message)-<text:span text:style-name="T26">1</text:span>])</text:p>
      <text:p text:style-name="P29"># IndexError: string index out of range</text:p>
      <text:p text:style-name="P27"><text:span text:style-name="T17"># </text:span><text:span text:style-name="T18">索引越界</text:span></text:p>
      <text:p text:style-name="P29"># print(message[500])</text:p>
      <text:p text:style-name="P27"><text:span text:style-name="T17"># 4. </text:span><text:span text:style-name="T18">切片</text:span><text:span text:style-name="T17">:</text:span><text:span text:style-name="T18">定位多个元素</text:span></text:p>
      <text:p text:style-name="P27"><text:span text:style-name="T23">print</text:span><text:span text:style-name="T9">(message[</text:span><text:span text:style-name="T27">2</text:span><text:span text:style-name="T9">:</text:span><text:span text:style-name="T27">6</text:span><text:span text:style-name="T9">])</text:span><text:span text:style-name="T17"># </text:span><text:span text:style-name="T18">齐天大圣</text:span></text:p>
      <text:p text:style-name="P27"><text:span text:style-name="T23">print</text:span><text:span text:style-name="T9">(message[</text:span><text:span text:style-name="T27">2</text:span><text:span text:style-name="T9">:</text:span><text:span text:style-name="T27">6</text:span><text:span text:style-name="T9">:</text:span><text:span text:style-name="T27">2</text:span><text:span text:style-name="T9">])</text:span><text:span text:style-name="T17"># </text:span><text:span text:style-name="T18">齐大</text:span></text:p>
      <text:p text:style-name="P27"><text:span text:style-name="T17"># </text:span><text:span text:style-name="T18">开始索引，默认从头开始。</text:span></text:p>
      <text:p text:style-name="P27"><text:span text:style-name="T23">print</text:span><text:span text:style-name="T9">(message[:</text:span><text:span text:style-name="T27">6</text:span><text:span text:style-name="T9">])</text:span><text:span text:style-name="T17"># </text:span><text:span text:style-name="T18">我叫齐天大圣</text:span></text:p>
      <text:p text:style-name="P27"><text:soft-page-break/><text:span text:style-name="T17"># </text:span><text:span text:style-name="T18">结束索引，默认到末尾。</text:span></text:p>
      <text:p text:style-name="P27"><text:span text:style-name="T23">print</text:span><text:span text:style-name="T9">(message[</text:span><text:span text:style-name="T27">2</text:span><text:span text:style-name="T9">:])</text:span><text:span text:style-name="T17"># </text:span><text:span text:style-name="T18">齐天大圣。</text:span></text:p>
      <text:p text:style-name="P27"><text:span text:style-name="T17"># </text:span><text:span text:style-name="T18">正向获取</text:span></text:p>
      <text:p text:style-name="P27"><text:span text:style-name="T23">print</text:span><text:span text:style-name="T9">(message[:])</text:span><text:span text:style-name="T17"># </text:span><text:span text:style-name="T18">我叫齐天大圣。</text:span></text:p>
      <text:p text:style-name="P27"><text:span text:style-name="T17"># </text:span><text:span text:style-name="T18">反向获取</text:span></text:p>
      <text:p text:style-name="P27"><text:span text:style-name="T23">print</text:span><text:span text:style-name="T9">(message[::-</text:span><text:span text:style-name="T27">1</text:span><text:span text:style-name="T9">])</text:span><text:span text:style-name="T17"># </text:span><text:span text:style-name="T18">。圣大天齐叫我</text:span></text:p>
      <text:p text:style-name="P27"><text:span text:style-name="T23">print</text:span><text:span text:style-name="T9">(message[-</text:span><text:span text:style-name="T27">3</text:span><text:span text:style-name="T9">:-</text:span><text:span text:style-name="T27">6</text:span><text:span text:style-name="T9">:-</text:span><text:span text:style-name="T27">1</text:span><text:span text:style-name="T9">])</text:span><text:span text:style-name="T17"># </text:span><text:span text:style-name="T18">大天齐</text:span></text:p>
      <text:p text:style-name="P27"><text:span text:style-name="T17"># </text:span><text:span text:style-name="T18">可以同时使用反向与正向索引</text:span></text:p>
      <text:p text:style-name="P27"><text:span text:style-name="T23">print</text:span><text:span text:style-name="T9">(message[-</text:span><text:span text:style-name="T27">3</text:span><text:span text:style-name="T9">:</text:span><text:span text:style-name="T27">1</text:span><text:span text:style-name="T9">:-</text:span><text:span text:style-name="T27">1</text:span><text:span text:style-name="T9">])</text:span><text:span text:style-name="T17"># </text:span><text:span text:style-name="T18">大天齐</text:span></text:p>
      <text:p text:style-name="P27"><text:span text:style-name="T23">print</text:span><text:span text:style-name="T9">(message[</text:span><text:span text:style-name="T27">3</text:span><text:span text:style-name="T9">:</text:span><text:span text:style-name="T27">1</text:span><text:span text:style-name="T9">])</text:span><text:span text:style-name="T17"># </text:span><text:span text:style-name="T18">空</text:span></text:p>
      <text:p text:style-name="P27"><text:span text:style-name="T23">print</text:span><text:span text:style-name="T9">(message[</text:span><text:span text:style-name="T27">3</text:span><text:span text:style-name="T9">:</text:span><text:span text:style-name="T27">1</text:span><text:span text:style-name="T9">:-</text:span><text:span text:style-name="T27">1</text:span><text:span text:style-name="T9">])</text:span><text:span text:style-name="T17"># </text:span><text:span text:style-name="T18">天齐</text:span></text:p>
      <text:p text:style-name="P27"><text:span text:style-name="T23">print</text:span><text:span text:style-name="T9">(message[</text:span><text:span text:style-name="T27">1</text:span><text:span text:style-name="T9">:</text:span><text:span text:style-name="T27">1</text:span><text:span text:style-name="T9">])</text:span><text:span text:style-name="T17"># </text:span><text:span text:style-name="T18">空</text:span></text:p>
      <text:p text:style-name="P27"><text:span text:style-name="T23">print</text:span><text:span text:style-name="T9">(message[-</text:span><text:span text:style-name="T27">2</text:span><text:span text:style-name="T9">:</text:span><text:span text:style-name="T27">1</text:span><text:span text:style-name="T9">])</text:span><text:span text:style-name="T17"># </text:span><text:span text:style-name="T18">空</text:span></text:p>
      <text:p text:style-name="P31"><text:span text:style-name="T23">print</text:span><text:span text:style-name="T9">(message[</text:span><text:span text:style-name="T27">1</text:span><text:span text:style-name="T9">:</text:span><text:span text:style-name="T27">500</text:span><text:span text:style-name="T9">])</text:span><text:span text:style-name="T17"># </text:span><text:span text:style-name="T18">叫齐天大圣。</text:span></text:p>
      <text:p text:style-name="P55"><text:span text:style-name="T1"/></text:p>
      <text:h text:style-name="P58" text:outline-level="3"><text:span text:style-name="T7">内建函数</text:span></text:h>
      <text:list xml:id="list2821470866" text:style-name="WWNum29">
        <text:list-item>
          <text:p text:style-name="P47"><text:span text:style-name="T1">len(x)<text:tab/>返回序列的长度</text:span></text:p>
        </text:list-item>
        <text:list-item>
          <text:p text:style-name="P47"><text:span text:style-name="T1">max(x)<text:tab/>返回序列的最大值元素</text:span></text:p>
        </text:list-item>
        <text:list-item>
          <text:p text:style-name="P47"><text:span text:style-name="T1">min(x)<text:tab/>返回序列的最小值元素</text:span><text:bookmark text:name="OLE_LINK1"/></text:p>
        </text:list-item>
        <text:list-item>
          <text:p text:style-name="P47"><text:span text:style-name="T1">sum(x)<text:tab/>返回序列中所有元素的和(元素必须是数值类型)</text:span></text:p>
        </text:list-item>
      </text:list>
      <text:h text:style-name="P60" text:outline-level="2"><text:span text:style-name="T8">字符串 str</text:span></text:h>
      <text:h text:style-name="P58" text:outline-level="3"><text:span text:style-name="T7">定义</text:span></text:h>
      <text:p text:style-name="P14"><text:span text:style-name="T5">由一系列字符组成的不可变序列容器，存储的是字符的编码值。</text:span></text:p>
      <text:h text:style-name="P58" text:outline-level="3"><text:span text:style-name="T7">编码</text:span></text:h>
      <text:list xml:id="list1646101066" text:style-name="WWNum30">
        <text:list-item>
          <text:p text:style-name="P48"><text:span text:style-name="T1">字节byte：计算机最小存储单位，等于8 位bit.</text:span></text:p>
        </text:list-item>
        <text:list-item>
          <text:p text:style-name="P48"><text:span text:style-name="T1">字符：单个的数字，文字与符号。</text:span></text:p>
        </text:list-item>
        <text:list-item>
          <text:p text:style-name="P48"><text:span text:style-name="T1">字符集(码表)：存储字符与二进制序列的对应关系。</text:span></text:p>
        </text:list-item>
        <text:list-item>
          <text:p text:style-name="P48"><text:span text:style-name="T1">编码：将字符转换为对应的二进制序列的过程。</text:span></text:p>
        </text:list-item>
        <text:list-item>
          <text:p text:style-name="P48"><text:span text:style-name="T1">解码：将二进制序列转换为对应的字符的过程。</text:span></text:p>
        </text:list-item>
        <text:list-item>
          <text:p text:style-name="P48"><text:span text:style-name="T1">编码方式：</text:span></text:p>
        </text:list-item>
      </text:list>
      <text:p text:style-name="P16"><text:span text:style-name="T1">--ASCII编码：包含英文、数字等字符，每个字符1个字节。</text:span></text:p>
      <text:p text:style-name="P17"><text:span text:style-name="T1"><text:s text:c="2"/>--GBK编码：兼容ASCII编码，包含21003个中文；英文1个字节，汉字2个字节。</text:span></text:p>
      <text:p text:style-name="P17"><text:soft-page-break/><text:span text:style-name="T1"><text:s text:c="2"/>--Unicode字符集：国际统一编码，旧字符集每个字符2字节，新字符集4字节。</text:span></text:p>
      <text:p text:style-name="P17"><text:span text:style-name="T1"><text:s text:c="2"/>-- UTF-8编码：Unicode的存储与传输方式，英文1字节，中文3字节。</text:span></text:p>
      <text:h text:style-name="P20" text:outline-level="4"><text:span text:style-name="T8">相关函数</text:span></text:h>
      <text:list xml:id="list2131847902" text:style-name="WWNum31">
        <text:list-item>
          <text:p text:style-name="P49"><text:span text:style-name="T1">ord(字符串):返回该字符串的Unicode码。</text:span></text:p>
        </text:list-item>
        <text:list-item>
          <text:p text:style-name="P49"><text:span text:style-name="T1">chr(整数):返回该整数对应的字符串。</text:span></text:p>
          <text:p text:style-name="P56"><text:span text:style-name="T6">"""</text:span></text:p>
        </text:list-item>
      </text:list>
      <text:p text:style-name="P27"><text:span text:style-name="T12"><text:s text:c="4"/></text:span><text:span text:style-name="T14">str </text:span><text:span text:style-name="T13">编码</text:span></text:p>
      <text:p text:style-name="P27"><text:span text:style-name="T12"><text:s text:c="4"/></text:span><text:span text:style-name="T13">练习</text:span><text:span text:style-name="T14">:exercise08.py</text:span></text:p>
      <text:p text:style-name="P22">"""</text:p>
      <text:p text:style-name="P27"><text:span text:style-name="T9">name = </text:span><text:span text:style-name="T30">"</text:span><text:span text:style-name="T31">悟空</text:span><text:span text:style-name="T30">"</text:span></text:p>
      <text:p text:style-name="P27"><text:span text:style-name="T9">name = </text:span><text:span text:style-name="T30">"</text:span><text:span text:style-name="T31">孙悟空</text:span><text:span text:style-name="T30">"</text:span></text:p>
      <text:p text:style-name="P27"><text:span text:style-name="T17"># </text:span><text:span text:style-name="T18">数</text:span><text:span text:style-name="T19"> </text:span><text:span text:style-name="T17">--&gt; </text:span><text:span text:style-name="T18">字</text:span></text:p>
      <text:p text:style-name="P25">str01 = <text:span text:style-name="T21">chr</text:span>(<text:span text:style-name="T26">97</text:span>)</text:p>
      <text:p text:style-name="P25"><text:span text:style-name="T21">print</text:span>(str01)</text:p>
      <text:p text:style-name="P27"><text:span text:style-name="T17"># </text:span><text:span text:style-name="T18">字</text:span><text:span text:style-name="T19"> </text:span><text:span text:style-name="T17">--&gt; </text:span><text:span text:style-name="T18">数</text:span></text:p>
      <text:p text:style-name="P25">number = <text:span text:style-name="T21">ord</text:span>(<text:span text:style-name="T32">"b"</text:span>)</text:p>
      <text:p text:style-name="P32"><text:span text:style-name="T21">print</text:span>(number)</text:p>
      <text:list xml:id="list192906517025650" text:continue-numbering="true" text:style-name="WWNum31">
        <text:list-item>
          <text:p text:style-name="P49"><text:span text:style-name="T1"/></text:p>
        </text:list-item>
      </text:list>
      <text:h text:style-name="P58" text:outline-level="3"><text:span text:style-name="T7">字面值</text:span></text:h>
      <text:h text:style-name="P20" text:outline-level="4"><text:span text:style-name="T8">单引和双引号的区别</text:span></text:h>
      <text:list xml:id="list1356944542" text:style-name="WWNum32">
        <text:list-item>
          <text:p text:style-name="P50"><text:span text:style-name="T1">单引号内的双引号不算结束符</text:span></text:p>
        </text:list-item>
        <text:list-item>
          <text:p text:style-name="P50"><text:span text:style-name="T1">双引号内的单引号不算结束符</text:span></text:p>
        </text:list-item>
      </text:list>
      <text:h text:style-name="P20" text:outline-level="4"><text:span text:style-name="T8">三引号作用</text:span></text:h>
      <text:list xml:id="list3964870088" text:style-name="WWNum33">
        <text:list-item>
          <text:p text:style-name="P51"><text:span text:style-name="T1">换行会自动转换为换行符\n</text:span></text:p>
        </text:list-item>
        <text:list-item>
          <text:p text:style-name="P51"><text:span text:style-name="T1">三引号内可以包含单引号和双引号</text:span></text:p>
        </text:list-item>
        <text:list-item>
          <text:p text:style-name="P51"><text:span text:style-name="T1">作为文档字符串</text:span></text:p>
          <text:p text:style-name="P35"><text:span text:style-name="T1">"""</text:span></text:p>
        </text:list-item>
      </text:list>
      <text:p text:style-name="P27"><text:span text:style-name="T12"><text:s text:c="4"/></text:span><text:span text:style-name="T14">str </text:span><text:span text:style-name="T13">字面值</text:span></text:p>
      <text:p text:style-name="P22">"""</text:p>
      <text:p text:style-name="P27"><text:span text:style-name="T9">name = </text:span><text:span text:style-name="T30">"</text:span><text:span text:style-name="T31">悟空</text:span><text:span text:style-name="T30">"</text:span></text:p>
      <text:p text:style-name="P27"><text:span text:style-name="T9">name = </text:span><text:span text:style-name="T30">'</text:span><text:span text:style-name="T31">悟空</text:span><text:span text:style-name="T30">'</text:span></text:p>
      <text:p text:style-name="P27"><text:span text:style-name="T17"># </text:span><text:span text:style-name="T18">可见即所得</text:span></text:p>
      <text:p text:style-name="P27"><text:span text:style-name="T9">name = </text:span><text:span text:style-name="T30">"""</text:span><text:span text:style-name="T31">悟空</text:span><text:span text:style-name="T30">"""</text:span></text:p>
      <text:p text:style-name="P25"><text:soft-page-break/>name = <text:span text:style-name="T32">'''</text:span></text:p>
      <text:p text:style-name="P27"><text:span text:style-name="T29"><text:s text:c="8"/></text:span><text:span text:style-name="T31">悟</text:span></text:p>
      <text:p text:style-name="P30"><text:s text:c="8"/><text:span text:style-name="T28">空</text:span></text:p>
      <text:p text:style-name="P30"><text:s text:c="8"/><text:span text:style-name="T11">'''</text:span></text:p>
      <text:p text:style-name="P27"><text:span text:style-name="T9">message = </text:span><text:span text:style-name="T30">"""</text:span><text:span text:style-name="T31">我叫</text:span><text:span text:style-name="T30">"</text:span><text:span text:style-name="T31">齐</text:span><text:span text:style-name="T30">'</text:span><text:span text:style-name="T31">天</text:span><text:span text:style-name="T30">'</text:span><text:span text:style-name="T31">大圣</text:span><text:span text:style-name="T30">"."""</text:span></text:p>
      <text:p text:style-name="P25"><text:span text:style-name="T21">print</text:span>(message)</text:p>
      <text:p text:style-name="P27"><text:span text:style-name="T17"># </text:span><text:span text:style-name="T18">转义符</text:span><text:span text:style-name="T17">:</text:span><text:span text:style-name="T18">改变原有字符含义的特殊字符</text:span></text:p>
      <text:p text:style-name="P27"><text:span text:style-name="T17"># \" <text:s text:c="2"/>\' <text:s/>\n</text:span><text:span text:style-name="T18">换行</text:span><text:span text:style-name="T19"> <text:s/></text:span><text:span text:style-name="T17">\t tab</text:span><text:span text:style-name="T18">键</text:span><text:span text:style-name="T19"> <text:s text:c="2"/></text:span><text:span text:style-name="T17">\\</text:span></text:p>
      <text:p text:style-name="P27"><text:span text:style-name="T9">message =</text:span><text:span text:style-name="T30">"</text:span><text:span text:style-name="T31">我</text:span><text:span text:style-name="T24">\n</text:span><text:span text:style-name="T31">叫</text:span><text:span text:style-name="T24">\"</text:span><text:span text:style-name="T31">齐天</text:span><text:span text:style-name="T24">\t</text:span><text:span text:style-name="T31">大圣</text:span><text:span text:style-name="T24">\"</text:span><text:span text:style-name="T30">."</text:span></text:p>
      <text:p text:style-name="P25"><text:span text:style-name="T21">print</text:span>(message)</text:p>
      <text:p text:style-name="P25">url = <text:span text:style-name="T32">"C:</text:span><text:span text:style-name="T22">\\</text:span><text:span text:style-name="T32">appData</text:span><text:span text:style-name="T22">\\</text:span><text:span text:style-name="T32">boaming</text:span><text:span text:style-name="T22">\\</text:span><text:span text:style-name="T32">ciniconfig"</text:span></text:p>
      <text:p text:style-name="P27"><text:span text:style-name="T17"># </text:span><text:span text:style-name="T18">原始字符串</text:span><text:span text:style-name="T17">:</text:span><text:span text:style-name="T18">没有转义符的字符串</text:span></text:p>
      <text:p text:style-name="P25">url = <text:span text:style-name="T32">r"C:\appData\boaming\ciniconfig"</text:span></text:p>
      <text:p text:style-name="P32"><text:span text:style-name="T21">print</text:span>(url)</text:p>
      <text:h text:style-name="P20" text:outline-level="4"><text:span text:style-name="T8">转义字符</text:span></text:h>
      <text:list xml:id="list3961281354" text:style-name="WWNum34">
        <text:list-item>
          <text:p text:style-name="P52"><text:span text:style-name="T1">改变字符的原始含义。</text:span></text:p>
        </text:list-item>
      </text:list>
      <text:p text:style-name="P4"><text:span text:style-name="T1">\’ <text:s/>\” <text:s/>\””” <text:s/>\n <text:s/>\\ <text:s/>\t <text:s/>\0 空字符 <text:s/></text:span></text:p>
      <text:list xml:id="list192908019443560" text:continue-numbering="true" text:style-name="WWNum34">
        <text:list-item>
          <text:p text:style-name="P52"><text:span text:style-name="T1">原始字符串：取消转义。</text:span></text:p>
        </text:list-item>
      </text:list>
      <text:p text:style-name="P18"><text:span text:style-name="T1"><text:tab/><text:tab/><text:tab/>a = r”C:\newfile\test.py”</text:span></text:p>
      <text:h text:style-name="P20" text:outline-level="4"><text:span text:style-name="T8">字符串格式化</text:span></text:h>
      <text:list xml:id="list2493610530" text:style-name="WWNum35">
        <text:list-item>
          <text:p text:style-name="P53"><text:span text:style-name="T1">定义：</text:span></text:p>
        </text:list-item>
      </text:list>
      <text:p text:style-name="P4"><text:span text:style-name="T1">生成一定格式的字符串。</text:span></text:p>
      <text:list xml:id="list192906976999213" text:continue-numbering="true" text:style-name="WWNum35">
        <text:list-item>
          <text:p text:style-name="P53"><text:span text:style-name="T1">语法：</text:span></text:p>
        </text:list-item>
      </text:list>
      <text:p text:style-name="P19"><text:span text:style-name="T1">字符串%(变量)</text:span></text:p>
      <text:p text:style-name="P4"><text:span text:style-name="T1">"我的名字是%s,年龄是%s" % (name, age)</text:span></text:p>
      <text:list xml:id="list192907564566328" text:continue-numbering="true" text:style-name="WWNum35">
        <text:list-item>
          <text:p text:style-name="P53"><text:span text:style-name="T1">类型码：</text:span></text:p>
        </text:list-item>
      </text:list>
      <text:p text:style-name="P1"><text:span text:style-name="T1">%s 字符串 <text:s text:c="4"/>%d整数 <text:s text:c="4"/>%f 浮点数</text:span></text:p>
      <text:p text:style-name="P37"><text:span text:style-name="T1">"""</text:span></text:p>
      <text:p text:style-name="P28"><text:span text:style-name="T12"><text:s text:c="4"/></text:span><text:span text:style-name="T13">字符串格式化</text:span></text:p>
      <text:p text:style-name="P28"><text:span text:style-name="T12"><text:s text:c="4"/></text:span><text:span text:style-name="T14">"..%s..%s.."%(</text:span><text:span text:style-name="T13">变量</text:span><text:span text:style-name="T14">,</text:span><text:span text:style-name="T13">变量</text:span><text:span text:style-name="T14">)</text:span></text:p>
      <text:p text:style-name="P28"><text:span text:style-name="T12"><text:s text:c="4"/></text:span><text:span text:style-name="T13">练习</text:span><text:span text:style-name="T14">:exercise10</text:span></text:p>
      <text:p text:style-name="P23">"""</text:p>
      <text:p text:style-name="P28"><text:span text:style-name="T9">name = </text:span><text:span text:style-name="T30">"</text:span><text:span text:style-name="T31">孙悟空</text:span><text:span text:style-name="T30">"</text:span></text:p>
      <text:p text:style-name="P26">age = <text:span text:style-name="T26">800</text:span></text:p>
      <text:p text:style-name="P26">score = <text:span text:style-name="T26">85.62</text:span></text:p>
      <text:p text:style-name="P28"><text:span text:style-name="T17"># </text:span><text:span text:style-name="T18">我叫：</text:span><text:span text:style-name="T17">xx</text:span><text:span text:style-name="T18">，今年</text:span><text:span text:style-name="T17">:xx</text:span><text:span text:style-name="T18">岁</text:span><text:span text:style-name="T17">.</text:span></text:p>
      <text:p text:style-name="P28"><text:span text:style-name="T9">str01 = </text:span><text:span text:style-name="T30">"</text:span><text:span text:style-name="T31">我叫：</text:span><text:span text:style-name="T30">" </text:span><text:span text:style-name="T9">+ name + </text:span><text:span text:style-name="T30">"</text:span><text:span text:style-name="T31">，今年</text:span><text:span text:style-name="T30">:" </text:span><text:span text:style-name="T9">+ </text:span><text:span text:style-name="T23">str</text:span><text:span text:style-name="T9">(age) + </text:span><text:span text:style-name="T30">"</text:span><text:span text:style-name="T31">岁</text:span><text:span text:style-name="T30">."</text:span></text:p>
      <text:p text:style-name="P28"><text:span text:style-name="T9">str02 = </text:span><text:span text:style-name="T30">"</text:span><text:span text:style-name="T31">我叫：</text:span><text:span text:style-name="T30">%s</text:span><text:span text:style-name="T31">，今年</text:span><text:span text:style-name="T30">:%d</text:span><text:span text:style-name="T31">岁</text:span><text:span text:style-name="T30">,</text:span><text:span text:style-name="T31">成绩是</text:span><text:span text:style-name="T30">:%.1f</text:span><text:span text:style-name="T31">。</text:span><text:span text:style-name="T30">"</text:span><text:span text:style-name="T9">%(name, age, score)</text:span></text:p>
      <text:p text:style-name="P36"><text:span text:style-name="T25">print</text:span><text:span text:style-name="T1">(str02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HK" svg:font-family="'AR PL UKai HK'"/>
    <style:font-face style:name="AR PL UKai TW" svg:font-family="'AR PL UKai TW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  <style:font-face style:name="新宋体" svg:font-family="新宋体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59cm" fo:margin-bottom="0.459cm" loext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59cm" fo:margin-bottom="0.459cm" loext:contextual-spacing="false" fo:line-height="173%" fo:keep-together="always" fo:keep-with-next="always"/>
      <style:text-properties style:font-name="等线 Light" fo:font-family="'等线 Light'" style:font-family-generic="roman" style:font-pitch="variable" fo:font-size="16pt" fo:font-weight="bold" style:font-name-asian="等线 Light1" style:font-family-asian="'等线 Light'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cm" fo:margin-bottom="0.582cm" loext:contextual-spacing="false" fo:line-height="241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512cm" loext:contextual-spacing="false" fo:line-height="156%" fo:keep-together="always" fo:keep-with-next="always"/>
      <style:text-properties style:font-name="等线 Light" fo:font-family="'等线 Light'" style:font-family-generic="roman" style:font-pitch="variable" fo:font-size="14pt" fo:font-weight="bold" style:font-name-asian="等线 Light1" style:font-family-asian="'等线 Light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2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2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2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2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23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23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3T18:59:40.768592320</meta:creation-date>
    <dc:date>2019-07-03T19:29:05.975114272</dc:date>
    <meta:editing-duration>PT19M15S</meta:editing-duration>
    <meta:editing-cycles>1</meta:editing-cycles>
    <meta:document-statistic meta:table-count="0" meta:image-count="0" meta:object-count="0" meta:page-count="8" meta:paragraph-count="281" meta:word-count="2195" meta:character-count="4634" meta:non-whitespace-character-count="3989"/>
    <meta:generator>LibreOffice/6.0.7.3$Linux_X86_64 LibreOffice_project/00m0$Build-3</meta:generator>
  </office:meta>
</office:document-meta>
</file>